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BYKEU+Helvetica" svg:font-family="DBYKEU+Helvetica"/>
    <style:font-face style:name="HFIZEZ+Helvetica" svg:font-family="HFIZEZ+Helvetica"/>
    <style:font-face style:name="Symbol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text-transform="uppercase" style:use-window-font-color="true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text-transform="uppercase" style:use-window-font-color="true" style:font-name="Arial" fo:font-size="12pt" fo:language="en" fo:country="US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text-properties style:font-name="HFIZEZ+Helvetica" fo:font-size="11.5pt" style:font-name-asian="HFIZEZ+Helvetica" style:font-size-asian="11.5pt" style:font-name-complex="HFIZEZ+Helvetica" style:font-size-complex="11.5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style:use-window-font-color="true" fo:font-size="12pt" fo:language="en" fo:country="US" style:font-size-asian="12pt" style:font-size-complex="12pt"/>
    </style:style>
    <style:style style:name="P6" style:family="paragraph" style:parent-style-name="Standard">
      <style:text-properties style:use-window-font-color="true" style:font-name="Arial" fo:font-size="12pt" fo:language="en" fo:country="US" style:font-name-asian="Arial" style:font-size-asian="12pt" style:font-name-complex="Arial" style:font-size-complex="12pt"/>
    </style:style>
    <style:style style:name="P7" style:family="paragraph" style:parent-style-name="Standard">
      <style:paragraph-properties fo:margin-top="0in" fo:margin-bottom="0in" style:contextual-spacing="false"/>
    </style:style>
    <style:style style:name="P8" style:family="paragraph" style:parent-style-name="Standard">
      <style:paragraph-properties fo:margin-top="0in" fo:margin-bottom="0in" style:contextual-spacing="false"/>
      <style:text-properties style:use-window-font-color="true" style:font-name="Arial" fo:font-size="12pt" fo:language="en" fo:country="US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top="0.35in" fo:margin-bottom="0in" style:contextual-spacing="false"/>
      <style:text-properties fo:text-transform="uppercase" style:use-window-font-color="true" style:font-name="Arial" fo:font-size="12pt" fo:language="en" fo:country="US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Heading_20_1" style:list-style-name="L1" style:master-page-name="Standard">
      <style:paragraph-properties fo:margin-top="0in" fo:margin-bottom="0in" style:contextual-spacing="false" style:page-number="auto"/>
    </style:style>
    <style:style style:name="P11" style:family="paragraph" style:parent-style-name="Preformatted_20_Text">
      <style:paragraph-properties fo:text-align="start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2" style:family="paragraph" style:parent-style-name="Preformatted_20_Text">
      <style:text-properties style:use-window-font-color="true" style:font-name="Arial" fo:font-size="12pt" fo:language="en" fo:country="US" style:font-name-asian="Arial" style:font-size-asian="12pt" style:font-name-complex="Arial" style:font-size-complex="12pt"/>
    </style:style>
    <style:style style:name="P13" style:family="paragraph" style:parent-style-name="Preformatted_20_Text">
      <style:paragraph-properties fo:text-align="start" style:justify-single-word="false" fo:orphans="0" fo:widows="0" fo:hyphenation-ladder-count="no-limit"/>
      <style:text-properties style:use-window-font-color="true" style:font-name="Arial" fo:font-size="12pt" fo:language="en" fo:country="US" style:font-name-asian="Arial" style:font-size-asian="12pt" style:font-name-complex="Arial" style:font-size-complex="12pt" fo:hyphenate="false" fo:hyphenation-remain-char-count="2" fo:hyphenation-push-char-count="2"/>
    </style:style>
    <style:style style:name="P14" style:family="paragraph" style:parent-style-name="Preformatted_20_Text">
      <style:paragraph-properties fo:text-align="start" style:justify-single-word="false" fo:orphans="0" fo:widows="0" fo:hyphenation-ladder-count="no-limit"/>
      <style:text-properties style:use-window-font-color="true" style:font-name="Arial" fo:font-size="12pt" fo:language="en" fo:country="US" fo:font-style="normal" style:font-name-asian="Arial" style:font-size-asian="12pt" style:font-style-asian="normal" style:font-name-complex="Arial" style:font-size-complex="12pt" style:font-style-complex="normal" fo:hyphenate="false" fo:hyphenation-remain-char-count="2" fo:hyphenation-push-char-count="2"/>
    </style:style>
    <style:style style:name="P15" style:family="paragraph" style:parent-style-name="Plain_20_Text">
      <style:text-properties style:use-window-font-color="true" style:font-name="Arial" fo:font-size="12pt" fo:language="en" fo:country="US" style:font-name-asian="Arial" style:font-size-asian="12pt" style:font-name-complex="Arial" style:font-size-complex="12pt"/>
    </style:style>
    <style:style style:name="T1" style:family="text">
      <style:text-properties style:font-name="Arial" fo:font-size="12pt" style:font-name-asian="Arial" style:font-size-asian="12pt" style:font-name-complex="Arial" style:font-size-complex="12pt"/>
    </style:style>
    <style:style style:name="T2" style:family="text">
      <style:text-properties style:font-name="Arial" fo:font-size="12pt" officeooo:rsid="0005bb39" style:font-name-asian="Arial" style:font-size-asian="12pt" style:font-name-complex="Arial" style:font-size-complex="12pt"/>
    </style:style>
    <style:style style:name="T3" style:family="text">
      <style:text-properties style:font-name="Arial" fo:font-size="11.5pt" style:font-name-asian="Arial" style:font-size-asian="11.5pt" style:font-name-complex="Arial" style:font-size-complex="11.5pt"/>
    </style:style>
    <style:style style:name="T4" style:family="text">
      <style:text-properties style:use-window-font-color="true" style:font-name="Arial" fo:font-size="16pt" fo:language="en" fo:country="US" fo:font-weight="bold" style:letter-kerning="true" style:font-name-asian="Arial" style:font-size-asian="16pt" style:font-weight-asian="bold" style:font-name-complex="Arial" style:font-size-complex="16pt" style:font-weight-complex="bold"/>
    </style:style>
    <style:style style:name="T5" style:family="text">
      <style:text-properties style:use-window-font-color="true" style:font-name="Arial" fo:font-size="12pt" fo:language="en" fo:country="US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style:use-window-font-color="true" style:font-name="Arial" fo:font-size="12pt" fo:language="en" fo:country="US" fo:font-weight="normal" officeooo:rsid="0005bb39" style:letter-kerning="true" style:font-name-asian="Arial" style:font-size-asian="12pt" style:font-weight-asian="normal" style:font-name-complex="Arial" style:font-size-complex="12pt" style:font-weight-complex="normal"/>
    </style:style>
    <style:style style:name="T7" style:family="text">
      <style:text-properties style:use-window-font-color="true" style:font-name="Arial" fo:font-size="12pt" fo:language="en" fo:country="US" style:font-name-asian="Arial" style:font-size-asian="12pt" style:font-name-complex="Arial" style:font-size-complex="12pt"/>
    </style:style>
    <style:style style:name="T8" style:family="text">
      <style:text-properties style:use-window-font-color="true" style:font-name="Arial" fo:font-size="12pt" fo:language="en" fo:country="US" officeooo:rsid="0005bb39" style:font-name-asian="Arial" style:font-size-asian="12pt" style:font-name-complex="Arial" style:font-size-complex="12pt"/>
    </style:style>
    <style:style style:name="T9" style:family="text">
      <style:text-properties style:use-window-font-color="true" style:font-name="Arial" fo:font-size="12pt" fo:language="en" fo:country="US" fo:font-style="normal" style:font-name-asian="Arial" style:font-size-asian="12pt" style:font-style-asian="normal" style:font-name-complex="Arial" style:font-size-complex="12pt" style:font-style-complex="normal"/>
    </style:style>
    <style:style style:name="T10" style:family="text">
      <style:text-properties style:use-window-font-color="true" style:font-name="Arial" fo:font-size="8pt" fo:language="en" fo:country="US" style:font-name-asian="Arial" style:font-size-asian="8pt" style:font-name-complex="Arial" style:font-size-complex="8pt"/>
    </style:style>
    <style:style style:name="T11" style:family="text">
      <style:text-properties style:use-window-font-color="true" style:font-name="Arial" fo:font-size="8pt" fo:language="en" fo:country="US" fo:font-style="italic" style:font-name-asian="Arial" style:font-size-asian="8pt" style:font-style-asian="italic" style:font-name-complex="Arial" style:font-size-complex="8pt" style:font-style-complex="italic"/>
    </style:style>
    <style:style style:name="T12" style:family="text">
      <style:text-properties style:use-window-font-color="true" style:font-name="Arial" fo:font-size="8pt" fo:language="en" fo:country="US" fo:font-style="italic" officeooo:rsid="0005bb39" style:font-name-asian="Arial" style:font-size-asian="8pt" style:font-style-asian="italic" style:font-name-complex="Arial" style:font-size-complex="8pt" style:font-style-complex="italic"/>
    </style:style>
    <style:style style:name="T13" style:family="text">
      <style:text-properties style:use-window-font-color="true" style:font-name="Arial" fo:font-size="11.5pt" fo:language="en" fo:country="US" style:font-name-asian="Arial" style:font-size-asian="11.5pt" style:font-name-complex="Arial" style:font-size-complex="11.5pt"/>
    </style:style>
    <style:style style:name="T14" style:family="text">
      <style:text-properties style:use-window-font-color="true" fo:font-size="12pt" fo:language="en" fo:country="US" style:font-size-asian="12pt" style:font-size-complex="12pt"/>
    </style:style>
    <style:style style:name="T15" style:family="text">
      <style:text-properties style:use-window-font-color="true" style:font-name="Arial" fo:font-size="12pt" fo:language="en" fo:country="US" style:font-name-asian="Arial" style:font-size-asian="12pt" style:font-name-complex="Arial" style:font-size-complex="12pt"/>
    </style:style>
    <style:style style:name="T16" style:family="text">
      <style:text-properties style:use-window-font-color="true" style:font-name="DBYKEU+Helvetica" fo:font-size="11.5pt" fo:language="en" fo:country="US" style:font-name-asian="DBYKEU+Helvetica" style:font-size-asian="11.5pt" style:font-name-complex="DBYKEU+Helvetica" style:font-size-complex="11.5pt"/>
    </style:style>
    <style:style style:name="T17" style:family="text">
      <style:text-properties fo:text-transform="uppercase" style:use-window-font-color="true" style:font-name="Arial" fo:font-size="12pt" fo:language="en" fo:country="US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 style:font-weight-complex="bold"/>
    </style:style>
    <style:style style:name="T18" style:family="text">
      <style:text-properties fo:text-transform="uppercase" style:use-window-font-color="true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" style:family="text">
      <style:text-properties style:font-name="HFIZEZ+Helvetica" fo:font-size="11.5pt" style:font-name-asian="HFIZEZ+Helvetica" style:font-size-asian="11.5pt" style:font-name-complex="HFIZEZ+Helvetica" style:font-size-complex="11.5pt"/>
    </style:style>
    <style:style style:name="T20" style:family="text">
      <style:text-properties officeooo:rsid="0005bb39"/>
    </style:style>
    <text:list-style style:name="L1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92307368919419667" text:style-name="L1">
        <text:list-header>
          <text:p text:style-name="P10"><text:span text:style-name="T4">Germany Total Population, Data Sources <text:s text:c="4"/></text:span><text:span text:style-name="T5">Last modified: <text:s/></text:span><text:span text:style-name="T6">May 3</text:span><text:span text:style-name="T5">, 201</text:span><text:span text:style-name="T6">7</text:span></text:p>
        </text:list-header>
      </text:list>
      <text:p text:style-name="P7"/>
      <text:p text:style-name="P8">Please refer to: <text:s/>http://www.mortality.org/hmd/DEUTNP/InputDB/DEUTNPref.pdf</text:p>
      <text:p text:style-name="P9">POPULATION ESTIMATES</text:p>
      <text:p text:style-name="P3"/>
      <text:p text:style-name="P13">2004 - 201<text:span text:style-name="T20">5</text:span>: <text:s/>Population estimates (as on December 31) by sex and age; Germany,</text:p>
      <text:p text:style-name="P11"><text:span text:style-name="T7">Statistisches Bundesamt, Wiesbaden. Population by sex and age. <text:s/></text:span><text:span text:style-name="T10"><text:s/></text:span><text:span text:style-name="T11">(Refcode# 27, 30, 34, </text:span><text:span text:style-name="T12">&amp; 37</text:span><text:span text:style-name="T11">)</text:span></text:p>
      <text:p text:style-name="P13"/>
      <text:p text:style-name="P11"><text:span text:style-name="T7">1990 </text:span><text:span text:style-name="T7">–</text:span><text:span text:style-name="T7"> 2011: <text:s/>revised in accordance to the census 2011. Received from Sebastian Kluesener 19.02.2016. </text:span><text:span text:style-name="T11">(Refcode# 33)</text:span></text:p>
      <text:p text:style-name="P4"/>
      <text:p text:style-name="Preformatted_20_Text"><text:span text:style-name="T7">2003: <text:s/>Statistisches Bundesamt Wiesbaden. Population by sex and age. <text:s/>Statistik des Bundes und der Laender. </text:span><text:span text:style-name="T16"><text:s/></text:span><text:span text:style-name="T11">(Refcode# 26)</text:span></text:p>
      <text:p text:style-name="P12"/>
      <text:p text:style-name="Standard"><text:span text:style-name="T7">2002: <text:s/>Statistisches Bundesamt Wiesbaden. Population by sex and age. <text:s/>Statistik des Bundes und der Laender. <text:s/>Statistisches Landesamt Berlin. Population by sex and age. <text:s/>Personenstandsregister Berlin. </text:span><text:span text:style-name="T11">(Refcode# 19)</text:span></text:p>
      <text:p text:style-name="P5"/>
      <text:p text:style-name="Standard"><text:span text:style-name="T7">2000 - 2001: <text:s/>Statistisches Bundesamt Wiesbaden. <text:s/>Population by sex and age. <text:s/>Statistik des Bundes und der Laender. <text:s/></text:span><text:span text:style-name="T11">(Refcode# 17, 18)</text:span></text:p>
      <text:p text:style-name="P5"/>
      <text:p text:style-name="Standard"><text:span text:style-name="T7">1999: <text:s/>Statistisches Bundesamt. <text:s/>Bevolkerung Insgesamt. B15 Bevolkerung am 31.12.1999 nach Alters- und Geburtsjahren (Total population. <text:s/>Table B15: Population on 31 December 1999 by age and year of birth). <text:s/>Table supplied by Statisches Bundesamt. <text:s/></text:span><text:span text:style-name="T11">(Refcode# 11)</text:span></text:p>
      <text:p text:style-name="P5"/>
      <text:p text:style-name="Standard"><text:span text:style-name="T7">1990 - 1998: <text:s/>Statistisches Bundesamt. <text:s/>Annual population estimates as of December 31st, by age (0-94, 95+) and sex, 1995-1998. <text:s/>Unpublished data. <text:s/></text:span><text:span text:style-name="T11">(Refcode# 9, 10)</text:span></text:p>
      <text:p text:style-name="P5"/>
      <text:p text:style-name="P1"/>
      <text:p text:style-name="P2">BIRTHS</text:p>
      <text:p text:style-name="P1"/>
      <text:p text:style-name="Standard"><text:span text:style-name="T1">2005 - 201</text:span><text:span text:style-name="T2">5</text:span><text:span text:style-name="T1">: <text:s/>Statistisches Bundesamt, Wiesbaden. Live births by sex.</text:span><text:span text:style-name="T3"> <text:s/></text:span><text:span text:style-name="T11">(Refcode# 29, 32, 36, </text:span><text:span text:style-name="T12">&amp; 39</text:span><text:span text:style-name="T11">)</text:span></text:p>
      <text:p text:style-name="P5"/>
      <text:p text:style-name="Preformatted_20_Text"><text:span text:style-name="T7">2003 - 2004: <text:s/>Own calculations for Annual births by sex. <text:s/>Statistisches Bundesamt Wiesbaden. (2004). Annual births by sex. </text:span><text:span text:style-name="T13"><text:s/></text:span><text:span text:style-name="T11">(Refcode# 22, 23)</text:span></text:p>
      <text:p text:style-name="P12"/>
      <text:p text:style-name="Standard"><text:span text:style-name="T7">2001 - 2002: <text:s/>Statistisches Bundesamt Wiesbaden. <text:s/>Annual births by sex. <text:s/>Statistik des Bundes und der Laender. </text:span><text:span text:style-name="T13"><text:s/></text:span><text:span text:style-name="T11">(Refcode# 20, 21)</text:span></text:p>
      <text:p text:style-name="P5"/>
      <text:p text:style-name="Standard"><text:span text:style-name="T7">2000: <text:s/>Statistisches Bundesamt Wiesbaden. <text:s/>Annual births by sex. <text:s/>Statistik des Bundes und der Laender, GENESIS 26.04.04, Statistik der Geburten. <text:s/>Lebendgeborenen: Bundeslaender, Jahr, Geschlecht. <text:s/></text:span><text:span text:style-name="T11">(Refcode# 13)</text:span></text:p>
      <text:p text:style-name="P5"/>
      <text:p text:style-name="Standard"><text:span text:style-name="T7">1946 - 1999: <text:s/>Statistisches Bundesamt. <text:s/>Annual births by sex. <text:s/>Unpublished data. </text:span><text:span text:style-name="T11">(Refcode# 12)</text:span></text:p>
      <text:p text:style-name="P5"/>
      <text:p text:style-name="P2">DEATHS</text:p>
      <text:p text:style-name="P5"/>
      <text:p text:style-name="P11"><text:span text:style-name="T7">2005 - 201</text:span><text:span text:style-name="T8">5</text:span><text:span text:style-name="T7">: <text:s/>Death counts by sex, age and birth cohort; Germany, Statistisches Bundesamt, Wiesbaden. Death counts by sex, age and birth cohort. </text:span><text:span text:style-name="T11"><text:s/>(Refcode# 28, 31, 35, </text:span><text:span text:style-name="T12">&amp; 38</text:span><text:span text:style-name="T11">)</text:span></text:p>
      <text:p text:style-name="P12"/>
      <text:p text:style-name="Preformatted_20_Text"><text:span text:style-name="T7">2000 - 2004: <text:s/>Statistisches Bundesamt Wiesbaden. Death counts by sex and lexis triangle </text:span><text:soft-page-break/><text:span text:style-name="T7">(Table S 09). Statistik des Bundes und der Laender. <text:s/></text:span><text:span text:style-name="T11"><text:s/>(Refcode# 14, 15, 16, 24, 25)</text:span></text:p>
      <text:p text:style-name="P12"/>
      <text:p text:style-name="P14">1999: <text:s/>Statistisches Bundesamt. Table N_40: Deaths by age and year of birth, as well</text:p>
      <text:p text:style-name="P11"><text:span text:style-name="T9"><text:s/>as marital status. Westen, Osten, Deutschland: Statistisches Bundesamt. <text:s/></text:span><text:span text:style-name="T11">(Refcode# 7)</text:span></text:p>
      <text:p text:style-name="P14"/>
      <text:p text:style-name="Standard"><text:span text:style-name="T7">1996 - 1998: <text:s/>Statistisches Bundesamt. Annual death counts by single year of age, year of birth, and sex. <text:s/></text:span><text:span text:style-name="T11">(Refcode# 6)</text:span></text:p>
      <text:p text:style-name="P5"/>
      <text:p text:style-name="P6">1990 - 1995: <text:s/>Statistisches Bundesamt. <text:s/>N_40 Gestorbene nach Alters- und Geburtsjahren sowie Familienstand. Insgesamt (Table N_40: Deaths by age and year of birth, as well </text:p>
      <text:p text:style-name="Standard"><text:span text:style-name="T7">as marital status. Entire territory), 1990-95. <text:s/>Tables supplied by Statistisches Bundesamt. <text:s/></text:span><text:span text:style-name="T11">(Refcode# 5)</text:span></text:p>
      <text:p text:style-name="P5"/>
      <text:p text:style-name="P5"/>
      <text:p text:style-name="P5"/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BYKEU+Helvetica" svg:font-family="DBYKEU+Helvetica"/>
    <style:font-face style:name="HFIZEZ+Helvetica" svg:font-family="HFIZEZ+Helvetica"/>
    <style:font-face style:name="Symbol" svg:font-family="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, Arial" style:font-family-generic="swiss" style:font-pitch="variable" fo:font-size="14pt" style:font-name-asian="Albany" style:font-family-asian="Albany, Arial" style:font-family-generic-asian="swiss" style:font-pitch-asian="variable" style:font-size-asian="14pt" style:font-name-complex="Albany" style:font-family-complex="Albany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1665in" fo:margin-bottom="0.0417in" style:contextual-spacing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list-style-name="" style:class="text">
      <style:paragraph-properties fo:margin-top="0.1665in" fo:margin-bottom="0.0417in" style:contextual-spacing="false" fo:keep-with-next="always"/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horndale" fo:font-family="Thorndale, 'Times New Roman'" style:font-family-generic="roman" style:font-pitch="variable" fo:font-size="10pt" style:font-name-asian="Thorndale" style:font-family-asian="Thorndale, 'Times New Roman'" style:font-family-generic-asian="roman" style:font-pitch-asian="variable" style:font-size-asian="10pt" style:font-name-complex="Thorndale" style:font-family-complex="Thorndale, 'Times New Roman'" style:font-family-generic-complex="roman" style:font-pitch-complex="variable" style:font-size-complex="10pt"/>
    </style:style>
    <style:style style:name="Style_20_Heading_20_1_20__2b_" style:display-name="Style Heading 1 +" style:family="paragraph" style:parent-style-name="Heading_20_1">
      <style:text-properties style:letter-kerning="true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 fo:hyphenate="true" fo:hyphenation-remain-char-count="2" fo:hyphenation-push-char-count="2"/>
    </style:style>
    <style:style style:name="Plain_20_Text" style:display-name="Plain Text" style:family="paragraph" style:parent-style-name="Standard">
      <style:paragraph-properties fo:orphans="2" fo:widows="2" fo:hyphenation-ladder-count="no-limit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 fo:hyphenate="tru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Numbering_20_Symbols" style:display-name="Numbering Symbols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Default_20_Paragraph_20_Font" style:display-name="Default Paragraph Font" style:family="text"/>
    <style:style style:name="WW-Absatz-Standardschriftart1111111111111111" style:family="text"/>
    <style:style style:name="WW-Absatz-Standardschriftart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90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many, Data Sources</dc:title>
    <meta:initial-creator>lyang</meta:initial-creator>
    <meta:creation-date>2007-03-23T11:51:00</meta:creation-date>
    <dc:date>2017-05-03T17:30:28.251048514</dc:date>
    <meta:print-date>2113-01-01T00:00:00</meta:print-date>
    <meta:editing-cycles>5</meta:editing-cycles>
    <meta:editing-duration>P23DT22H11M8S</meta:editing-duration>
    <dc:creator>lisa yang</dc:creator>
    <meta:document-statistic meta:table-count="0" meta:image-count="0" meta:object-count="0" meta:page-count="2" meta:paragraph-count="26" meta:word-count="419" meta:character-count="2943" meta:non-whitespace-character-count="2485"/>
    <meta:generator>LibreOffice/4.2.8.2$Linux_X86_64 LibreOffice_project/420m0$Build-2</meta:generator>
  </office:meta>
</office:document-meta>
</file>